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2.478cm" table:align="left" style:writing-mode="lr-tb"/>
    </style:style>
    <style:style style:name="Table4.A" style:family="table-column">
      <style:table-column-properties style:column-width="2.699cm"/>
    </style:style>
    <style:style style:name="Table4.B" style:family="table-column">
      <style:table-column-properties style:column-width="1.222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97cm" fo:border="0.05pt solid #000000">
        <style:background-image/>
      </style:table-cell-properties>
    </style:style>
    <style:style style:name="Table4.B2" style:family="table-cell">
      <style:table-cell-properties fo:background-color="#dddddd" fo:padding="0.097cm" fo:border-left="0.05pt solid #000000" fo:border-right="none" fo:border-top="none" fo:border-bottom="0.05pt solid #000000">
        <style:background-image/>
      </style:table-cell-properties>
    </style:style>
    <style:style style:name="Table4.I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none" fo:border-top="none" fo:border-bottom="0.05pt solid #000000"/>
    </style:style>
    <style:style style:name="Table4.I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none" fo:border-top="none" fo:border-bottom="0.05pt solid #000000"/>
    </style:style>
    <style:style style:name="Table4.I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none" fo:border-top="none" fo:border-bottom="0.05pt solid #000000"/>
    </style:style>
    <style:style style:name="Table4.I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none" fo:border-top="none" fo:border-bottom="0.05pt solid #000000"/>
    </style:style>
    <style:style style:name="Table4.H6" style:family="table-cell">
      <style:table-cell-properties fo:padding="0.097cm" fo:border-left="0.05pt solid #000000" fo:border-right="none" fo:border-top="none" fo:border-bottom="0.05pt solid #000000"/>
    </style:style>
    <style:style style:name="Table4.I6" style:family="table-cell">
      <style:table-cell-properties fo:padding="0.097cm" fo:border-left="0.05pt solid #000000" fo:border-right="0.05pt solid #000000" fo:border-top="none" fo:border-bottom="0.05pt solid #000000"/>
    </style:style>
    <style:style style:name="Table5" style:family="table">
      <style:table-properties style:width="12.478cm" table:align="left" style:writing-mode="lr-tb"/>
    </style:style>
    <style:style style:name="Table5.A" style:family="table-column">
      <style:table-column-properties style:column-width="2.699cm"/>
    </style:style>
    <style:style style:name="Table5.B" style:family="table-column">
      <style:table-column-properties style:column-width="1.222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B2" style:family="table-cell">
      <style:table-cell-properties fo:background-color="#dddddd" fo:padding="0.097cm" fo:border-left="0.05pt solid #000000" fo:border-right="none" fo:border-top="none" fo:border-bottom="0.05pt solid #000000">
        <style:background-image/>
      </style:table-cell-properties>
    </style:style>
    <style:style style:name="Table5.I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none" fo:border-top="none" fo:border-bottom="0.05pt solid #000000"/>
    </style:style>
    <style:style style:name="Table5.H3" style:family="table-cell">
      <style:table-cell-properties fo:padding="0.097cm" fo:border-left="0.05pt solid #000000" fo:border-right="none" fo:border-top="none" fo:border-bottom="0.05pt solid #000000"/>
    </style:style>
    <style:style style:name="Table5.I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none" fo:border-top="none" fo:border-bottom="0.05pt solid #000000"/>
    </style:style>
    <style:style style:name="Table5.G4" style:family="table-cell">
      <style:table-cell-properties fo:padding="0.097cm" fo:border-left="0.05pt solid #000000" fo:border-right="none" fo:border-top="none" fo:border-bottom="0.05pt solid #000000"/>
    </style:style>
    <style:style style:name="Table5.H4" style:family="table-cell">
      <style:table-cell-properties fo:padding="0.097cm" fo:border-left="0.05pt solid #000000" fo:border-right="none" fo:border-top="none" fo:border-bottom="0.05pt solid #000000"/>
    </style:style>
    <style:style style:name="Table5.I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none" fo:border-top="none" fo:border-bottom="0.05pt solid #000000"/>
    </style:style>
    <style:style style:name="Table5.G5" style:family="table-cell">
      <style:table-cell-properties fo:padding="0.097cm" fo:border-left="0.05pt solid #000000" fo:border-right="none" fo:border-top="none" fo:border-bottom="0.05pt solid #000000"/>
    </style:style>
    <style:style style:name="Table5.H5" style:family="table-cell">
      <style:table-cell-properties fo:padding="0.097cm" fo:border-left="0.05pt solid #000000" fo:border-right="none" fo:border-top="none" fo:border-bottom="0.05pt solid #000000"/>
    </style:style>
    <style:style style:name="Table5.I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none" fo:border-top="none" fo:border-bottom="0.05pt solid #000000"/>
    </style:style>
    <style:style style:name="Table5.G6" style:family="table-cell">
      <style:table-cell-properties fo:padding="0.097cm" fo:border-left="0.05pt solid #000000" fo:border-right="none" fo:border-top="none" fo:border-bottom="0.05pt solid #000000"/>
    </style:style>
    <style:style style:name="Table5.H6" style:family="table-cell">
      <style:table-cell-properties fo:padding="0.097cm" fo:border-left="0.05pt solid #000000" fo:border-right="none" fo:border-top="none" fo:border-bottom="0.05pt solid #000000"/>
    </style:style>
    <style:style style:name="Table5.I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officeooo:paragraph-rsid="000655d5"/>
    </style:style>
    <style:style style:name="P5"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8" style:family="paragraph" style:parent-style-name="Standard">
      <style:paragraph-properties fo:margin-left="0cm" fo:margin-right="0.635cm" fo:text-indent="0cm" style:auto-text-indent="false"/>
    </style:style>
    <style:style style:name="P9" style:family="paragraph" style:parent-style-name="Standard" style:master-page-name="">
      <style:paragraph-properties fo:margin-left="0cm" fo:margin-right="0cm" style:line-height-at-least="0.423cm" fo:orphans="0" fo:widows="0" fo:text-indent="1.349cm" style:auto-text-indent="false" style:page-number="auto" style:writing-mode="lr-tb"/>
      <style:text-properties officeooo:rsid="0003eff8" officeooo:paragraph-rsid="0003eff8"/>
    </style:style>
    <style:style style:name="P10" style:family="paragraph" style:parent-style-name="Standard" style:master-page-name="">
      <style:paragraph-properties fo:margin-left="0cm" fo:margin-right="0cm" style:line-height-at-least="0.423cm" fo:orphans="0" fo:widows="0" fo:text-indent="1.349cm" style:auto-text-indent="false" style:page-number="auto" style:writing-mode="lr-tb"/>
      <style:text-properties officeooo:rsid="0003eff8" officeooo:paragraph-rsid="00051c73"/>
    </style:style>
    <style:style style:name="P11" style:family="paragraph" style:parent-style-name="Standard">
      <style:paragraph-properties fo:margin-left="0cm" fo:margin-right="0cm" style:line-height-at-least="0.423cm" fo:orphans="0" fo:widows="0" fo:text-indent="1.349cm" style:auto-text-indent="false" style:writing-mode="lr-tb"/>
      <style:text-properties officeooo:rsid="0003eff8" officeooo:paragraph-rsid="0003eff8"/>
    </style:style>
    <style:style style:name="P12" style:family="paragraph" style:parent-style-name="Standard">
      <style:paragraph-properties fo:margin-left="0cm" fo:margin-right="0cm" style:line-height-at-least="0.423cm" fo:orphans="0" fo:widows="0" fo:text-indent="1.349cm" style:auto-text-indent="false" style:writing-mode="lr-tb"/>
      <style:text-properties officeooo:rsid="0003eff8" officeooo:paragraph-rsid="00051c73"/>
    </style:style>
    <style:style style:name="P13" style:family="paragraph" style:parent-style-name="Standard">
      <style:paragraph-properties fo:margin-left="0cm" fo:margin-right="0cm" style:line-height-at-least="0.423cm" fo:orphans="0" fo:widows="0" fo:text-indent="1.349cm" style:auto-text-indent="false" style:writing-mode="lr-tb"/>
      <style:text-properties fo:language="en" fo:country="none" officeooo:rsid="0003eff8" officeooo:paragraph-rsid="00051c73"/>
    </style:style>
    <style:style style:name="P14" style:family="paragraph" style:parent-style-name="Heading">
      <style:paragraph-properties fo:text-align="end" style:justify-single-word="false"/>
    </style:style>
    <style:style style:name="P15" style:family="paragraph" style:parent-style-name="Heading">
      <style:text-properties fo:font-size="14pt" style:font-size-asian="14pt"/>
    </style:style>
    <style:style style:name="P16" style:family="paragraph" style:parent-style-name="Heading">
      <style:paragraph-properties fo:break-before="page">
        <style:tab-stops>
          <style:tab-stop style:position="0.762cm"/>
          <style:tab-stop style:position="16.51cm" style:type="right"/>
        </style:tab-stops>
      </style:paragraph-properties>
    </style:style>
    <style:style style:name="P17" style:family="paragraph" style:parent-style-name="Standard">
      <style:paragraph-properties fo:break-before="page"/>
    </style:style>
    <style:style style:name="P18" style:family="paragraph" style:parent-style-name="Tabletext">
      <style:paragraph-properties fo:text-align="center" style:justify-single-word="false"/>
      <style:text-properties fo:font-weight="bold" style:font-weight-asian="bold"/>
    </style:style>
    <style:style style:name="P19" style:family="paragraph" style:parent-style-name="Tabletext">
      <style:paragraph-properties style:snap-to-layout-grid="false"/>
    </style:style>
    <style:style style:name="P20" style:family="paragraph" style:parent-style-name="InfoBlue">
      <style:text-properties officeooo:paragraph-rsid="0003eff8"/>
    </style:style>
    <style:style style:name="P21" style:family="paragraph" style:parent-style-name="InfoBlue">
      <style:text-properties officeooo:paragraph-rsid="00051c73"/>
    </style:style>
    <style:style style:name="P22" style:family="paragraph" style:parent-style-name="InfoBlue">
      <style:paragraph-properties fo:margin-left="0cm" fo:margin-right="0cm" fo:text-align="center" style:justify-single-word="false" fo:text-indent="0cm" style:auto-text-indent="false"/>
    </style:style>
    <style:style style:name="P23" style:family="paragraph" style:parent-style-name="Table_20_Contents">
      <style:paragraph-properties fo:text-align="center" style:justify-single-word="false"/>
      <style:text-properties fo:font-weight="bold" officeooo:rsid="00051c73" officeooo:paragraph-rsid="00051c73" style:font-weight-asian="bold" style:font-weight-complex="bold"/>
    </style:style>
    <style:style style:name="P24" style:family="paragraph" style:parent-style-name="Table_20_Contents">
      <style:paragraph-properties fo:text-align="center" style:justify-single-word="false"/>
      <style:text-properties fo:font-weight="bold" officeooo:rsid="00051c73" officeooo:paragraph-rsid="000655d5"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officeooo:paragraph-rsid="000655d5" style:font-weight-asian="bold" style:font-weight-complex="bold"/>
    </style:style>
    <style:style style:name="P27" style:family="paragraph" style:parent-style-name="Table_20_Contents">
      <style:paragraph-properties fo:text-align="center" style:justify-single-word="false"/>
      <style:text-properties style:use-window-font-color="true"/>
    </style:style>
    <style:style style:name="P28" style:family="paragraph" style:parent-style-name="Table_20_Contents">
      <style:paragraph-properties fo:text-align="center" style:justify-single-word="false"/>
      <style:text-properties style:use-window-font-color="true" officeooo:paragraph-rsid="000655d5"/>
    </style:style>
    <style:style style:name="P29" style:family="paragraph" style:parent-style-name="Table_20_Contents">
      <style:paragraph-properties fo:text-align="center" style:justify-single-word="false"/>
      <style:text-properties style:use-window-font-color="true" officeooo:rsid="00051c73" officeooo:paragraph-rsid="00051c73"/>
    </style:style>
    <style:style style:name="P30" style:family="paragraph" style:parent-style-name="Table_20_Contents">
      <style:paragraph-properties fo:text-align="center" style:justify-single-word="false"/>
      <style:text-properties style:use-window-font-color="true" officeooo:rsid="00051c73" officeooo:paragraph-rsid="000655d5"/>
    </style:style>
    <style:style style:name="P31" style:family="paragraph" style:parent-style-name="Table_20_Contents">
      <style:paragraph-properties fo:text-align="center" style:justify-single-word="false"/>
      <style:text-properties style:use-window-font-color="true" style:font-name="Times New Roman" fo:font-size="11pt" fo:language="en" fo:country="US" fo:font-weight="bold" style:font-name-asian="Times New Roman" style:font-size-asian="11pt" style:font-weight-asian="bold" style:font-name-complex="Times New Roman" style:font-size-complex="11pt" style:language-complex="ar" style:country-complex="SA" style:font-weight-complex="bold"/>
    </style:style>
    <style:style style:name="P3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3" style:family="paragraph" style:parent-style-name="Contents_20_3">
      <style:paragraph-properties>
        <style:tab-stops>
          <style:tab-stop style:position="16.51cm" style:type="right" style:leader-style="dotted" style:leader-text="."/>
        </style:tab-stops>
      </style:paragraph-properties>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Contents_20_2">
      <style:paragraph-properties>
        <style:tab-stops>
          <style:tab-stop style:position="16.51cm" style:type="right" style:leader-style="dotted" style:leader-text="."/>
        </style:tab-stops>
      </style:paragraph-properties>
    </style:style>
    <style:style style:name="P36" style:family="paragraph" style:parent-style-name="Standard">
      <style:paragraph-properties fo:margin-left="0cm" fo:margin-right="0cm" style:line-height-at-least="0.423cm" fo:orphans="0" fo:widows="0" fo:text-indent="1.349cm" style:auto-text-indent="false" style:writing-mode="lr-tb"/>
      <style:text-properties officeooo:rsid="0003eff8" officeooo:paragraph-rsid="00096741"/>
    </style:style>
    <style:style style:name="P37" style:family="paragraph" style:parent-style-name="Standard" style:master-page-name="">
      <style:paragraph-properties fo:margin-left="0cm" fo:margin-right="0cm" style:line-height-at-least="0.423cm" fo:orphans="0" fo:widows="0" fo:text-indent="1.349cm" style:auto-text-indent="false" style:page-number="auto" style:writing-mode="lr-tb"/>
      <style:text-properties officeooo:rsid="0003eff8" officeooo:paragraph-rsid="0003eff8"/>
    </style:style>
    <style:style style:name="P38" style:family="paragraph" style:parent-style-name="Tabletext">
      <style:text-properties officeooo:rsid="00096741" officeooo:paragraph-rsid="00096741"/>
    </style:style>
    <style:style style:name="P39" style:family="paragraph" style:parent-style-name="Heading_20_3">
      <style:text-properties officeooo:rsid="0003eff8" officeooo:paragraph-rsid="0003eff8"/>
    </style:style>
    <style:style style:name="P40" style:family="paragraph" style:parent-style-name="Heading_20_3">
      <style:text-properties officeooo:rsid="0003eff8" officeooo:paragraph-rsid="00096741"/>
    </style:style>
    <style:style style:name="P41" style:family="paragraph" style:parent-style-name="Heading_20_3">
      <style:text-properties officeooo:paragraph-rsid="0003eff8"/>
    </style:style>
    <style:style style:name="P42" style:family="paragraph" style:parent-style-name="Heading_20_3">
      <style:text-properties officeooo:paragraph-rsid="00051c73"/>
    </style:style>
    <style:style style:name="P43" style:family="paragraph" style:parent-style-name="Heading_20_3">
      <style:text-properties officeooo:paragraph-rsid="00096741"/>
    </style:style>
    <style:style style:name="P44" style:family="paragraph" style:parent-style-name="Heading_20_3" style:master-page-name="">
      <style:paragraph-properties style:page-number="auto"/>
      <style:text-properties officeooo:paragraph-rsid="00051c73"/>
    </style:style>
    <style:style style:name="P45" style:family="paragraph" style:parent-style-name="Heading_20_3" style:master-page-name="">
      <style:paragraph-properties style:page-number="auto"/>
      <style:text-properties officeooo:paragraph-rsid="00096741"/>
    </style:style>
    <style:style style:name="P46" style:family="paragraph" style:parent-style-name="Heading_20_3" style:master-page-name="">
      <style:paragraph-properties style:page-number="auto"/>
      <style:text-properties officeooo:paragraph-rsid="00096741"/>
    </style:style>
    <style:style style:name="P47" style:family="paragraph" style:parent-style-name="Heading" style:master-page-name="Standard">
      <style:paragraph-properties fo:text-align="end" style:justify-single-word="false" style:page-number="auto"/>
    </style:style>
    <style:style style:name="P48" style:family="paragraph" style:parent-style-name="Heading">
      <style:paragraph-properties fo:text-align="end" style:justify-single-word="false"/>
      <style:text-properties fo:font-size="14pt" officeooo:rsid="00096741" officeooo:paragraph-rsid="00096741" style:font-size-asian="14pt"/>
    </style:style>
    <style:style style:name="P49" style:family="paragraph" style:parent-style-name="Heading" style:master-page-name="Standard">
      <style:paragraph-properties fo:text-align="end" style:justify-single-word="false" style:page-number="auto" fo:padding-left="0cm" fo:padding-right="0cm" fo:padding-top="0cm" fo:padding-bottom="0.035cm" fo:border-left="none" fo:border-right="none" fo:border-top="none" fo:border-bottom="0.74pt solid #000000"/>
      <style:text-properties style:font-name="Arial" fo:font-size="18pt" fo:font-weight="bold" officeooo:rsid="00096741" officeooo:paragraph-rsid="00096741" style:font-size-asian="18pt" style:font-weight-asian="bold" style:font-name-complex="Arial"/>
    </style:style>
    <style:style style:name="P50" style:family="paragraph" style:parent-style-name="Heading_20_1">
      <style:text-properties officeooo:rsid="0003eff8" officeooo:paragraph-rsid="0003eff8"/>
    </style:style>
    <style:style style:name="P51" style:family="paragraph" style:parent-style-name="Heading_20_2">
      <style:text-properties fo:language="en" fo:country="none"/>
    </style:style>
    <style:style style:name="P52" style:family="paragraph" style:parent-style-name="Heading_20_2">
      <style:paragraph-properties fo:text-align="start" style:justify-single-word="false"/>
      <style:text-properties officeooo:rsid="00051c73" officeooo:paragraph-rsid="00051c73"/>
    </style:style>
    <style:style style:name="P53" style:family="paragraph" style:parent-style-name="Heading_20_2">
      <style:text-properties officeooo:rsid="00051c73" officeooo:paragraph-rsid="00051c73"/>
    </style:style>
    <style:style style:name="P54" style:family="paragraph" style:parent-style-name="Heading_20_2">
      <style:paragraph-properties fo:margin-left="1.27cm" fo:margin-right="0cm" fo:text-indent="-1.27cm" style:auto-text-indent="false"/>
      <style:text-properties officeooo:rsid="0003eff8" officeooo:paragraph-rsid="0003eff8"/>
    </style:style>
    <style:style style:name="T1" style:family="text">
      <style:text-properties style:font-name="Symbol"/>
    </style:style>
    <style:style style:name="T2" style:family="text">
      <style:text-properties style:font-name-asian="Arial"/>
    </style:style>
    <style:style style:name="T3" style:family="text">
      <style:text-properties fo:font-weight="bold" style:font-weight-asian="bold" style:font-weight-complex="bold"/>
    </style:style>
    <style:style style:name="T4" style:family="text">
      <style:text-properties officeooo:rsid="0003eff8"/>
    </style:style>
    <style:style style:name="T5" style:family="text">
      <style:text-properties fo:language="en" fo:country="none"/>
    </style:style>
    <style:style style:name="T6" style:family="text">
      <style:text-properties fo:language="en" fo:country="none" officeooo:rsid="0003eff8"/>
    </style:style>
    <style:style style:name="T7" style:family="text">
      <style:text-properties fo:language="en" fo:country="none" officeooo:rsid="00051c73"/>
    </style:style>
    <style:style style:name="T8" style:family="text">
      <style:text-properties officeooo:rsid="00051c73"/>
    </style:style>
    <style:style style:name="T9" style:family="text">
      <style:text-properties officeooo:rsid="000655d5"/>
    </style:style>
    <style:style style:name="T10" style:family="text">
      <style:text-properties officeooo:rsid="00096741"/>
    </style:style>
    <style:style style:name="T1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itle>Software Requirements Specification</text:title></text:p>
      <text:p text:style-name="P14"/>
      <text:p text:style-name="P48">Versão 1.0</text:p>
      <text:p text:style-name="P15"/>
      <text:p text:style-name="P3"/>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ext:s/>This must be done separately for Headers and Footers. <text:s/>Alt-F9 will toggle between displaying the field names and the field contents. <text:s/>See Word help for more information on working with fields.] </text:p>
      <text:p text:style-name="Heading"/>
      <text:p text:style-name="Heading"/>
      <text:p text:style-name="Heading"/>
      <text:p text:style-name="Heading"/>
      <text:p text:style-name="Heading"/>
      <text:p text:style-name="Standard"/>
      <text:p text:style-name="Standard"/>
      <text:p text:style-name="Standard"/>
      <text:p text:style-name="Standard"/>
      <text:p text:style-name="Heading"/>
      <text:p text:style-name="Heading"/>
      <text:p text:style-name="Heading"/>
      <text:p text:style-name="Heading"/>
      <text:p text:style-name="Heading">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Date</text:p>
          </table:table-cell>
          <table:table-cell table:style-name="Table1.A1" office:value-type="string">
            <text:p text:style-name="P18">Version</text:p>
          </table:table-cell>
          <table:table-cell table:style-name="Table1.A1" office:value-type="string">
            <text:p text:style-name="P18">Description</text:p>
          </table:table-cell>
          <table:table-cell table:style-name="Table1.D1" office:value-type="string">
            <text:p text:style-name="P18">Author</text:p>
          </table:table-cell>
        </table:table-row>
        <table:table-row table:style-name="Table1.1">
          <table:table-cell table:style-name="Table1.A1" office:value-type="string">
            <text:p text:style-name="P38">28/03/2014</text:p>
          </table:table-cell>
          <table:table-cell table:style-name="Table1.A1" office:value-type="string">
            <text:p text:style-name="P38">1.0</text:p>
          </table:table-cell>
          <table:table-cell table:style-name="Table1.A1" office:value-type="string">
            <text:p text:style-name="P38">Iniciado o levantamento de requisito</text:p>
          </table:table-cell>
          <table:table-cell table:style-name="Table1.D1" office:value-type="string">
            <text:p text:style-name="P38">Diego Heusser, Weverton Otoni, Kleiton Bonin</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
      <text:p text:style-name="Standard"/>
      <text:p text:style-name="P1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1_1179590493" text:style-name="Index_20_Link" text:visited-style-name="Index_20_Link">1.Introduction<text:tab/>3</text:a></text:p>
          <text:p text:style-name="P35"><text:a xlink:type="simple" xlink:href="#__RefHeading__3_1179590493" text:style-name="Index_20_Link" text:visited-style-name="Index_20_Link">1.1Purpose<text:tab/>3</text:a></text:p>
          <text:p text:style-name="P35"><text:a xlink:type="simple" xlink:href="#__RefHeading__5_1179590493" text:style-name="Index_20_Link" text:visited-style-name="Index_20_Link">1.2Scope<text:tab/>3</text:a></text:p>
          <text:p text:style-name="P35"><text:a xlink:type="simple" xlink:href="#__RefHeading__9_1179590493" text:style-name="Index_20_Link" text:visited-style-name="Index_20_Link">1.3References<text:tab/>3</text:a></text:p>
          <text:p text:style-name="P34"><text:a xlink:type="simple" xlink:href="#__RefHeading__13_1179590493" text:style-name="Index_20_Link" text:visited-style-name="Index_20_Link">2.Overall Description<text:tab/>3</text:a></text:p>
          <text:p text:style-name="P34"><text:a xlink:type="simple" xlink:href="#__RefHeading__15_1179590493" text:style-name="Index_20_Link" text:visited-style-name="Index_20_Link">3.Specific Requirements<text:tab/>3</text:a></text:p>
          <text:p text:style-name="P35"><text:a xlink:type="simple" xlink:href="#__RefHeading__17_1179590493" text:style-name="Index_20_Link" text:visited-style-name="Index_20_Link">3.1Functional requirements<text:tab/>4</text:a></text:p>
          <text:p text:style-name="P33"><text:a xlink:type="simple" xlink:href="#__RefHeading__19_1179590493" text:style-name="Index_20_Link" text:visited-style-name="Index_20_Link">RF1 &lt;Functional Requirement One...&gt;.<text:tab/>4</text:a></text:p>
          <text:p text:style-name="P33"><text:a xlink:type="simple" xlink:href="#__RefHeading__105_1179590493" text:style-name="Index_20_Link" text:visited-style-name="Index_20_Link">RF2 &lt;Functional Requirement Two...&gt;<text:tab/>4</text:a></text:p>
          <text:p text:style-name="P33"><text:a xlink:type="simple" xlink:href="#__RefHeading__107_1179590493" text:style-name="Index_20_Link" text:visited-style-name="Index_20_Link">RF3 …<text:tab/>4</text:a></text:p>
          <text:p text:style-name="P35"><text:a xlink:type="simple" xlink:href="#__RefHeading__21_1179590493" text:style-name="Index_20_Link" text:visited-style-name="Index_20_Link">3.2Non-Functional Requirement<text:tab/>4</text:a></text:p>
          <text:p text:style-name="P33"><text:a xlink:type="simple" xlink:href="#__RefHeading__109_1179590493" text:style-name="Index_20_Link" text:visited-style-name="Index_20_Link">RNF1 &lt;Non-Functional Requirement One...&gt;.<text:tab/>4</text:a></text:p>
          <text:p text:style-name="P33"><text:a xlink:type="simple" xlink:href="#__RefHeading__111_1179590493" text:style-name="Index_20_Link" text:visited-style-name="Index_20_Link">RNF2 &lt;Non-Functional Requirement Two...&gt;<text:tab/>4</text:a></text:p>
          <text:p text:style-name="P33"><text:a xlink:type="simple" xlink:href="#__RefHeading__113_1179590493" text:style-name="Index_20_Link" text:visited-style-name="Index_20_Link">RNF3 …<text:tab/>4</text:a></text:p>
          <text:p text:style-name="P35"><text:a xlink:type="simple" xlink:href="#__RefHeading__115_1179590493" text:style-name="Index_20_Link" text:visited-style-name="Index_20_Link">3.3business rules (domain requirements)<text:tab/>4</text:a></text:p>
          <text:p text:style-name="P33"><text:a xlink:type="simple" xlink:href="#__RefHeading__117_1179590493" text:style-name="Index_20_Link" text:visited-style-name="Index_20_Link">RN1 &lt;Domain Requirement One...&gt;.<text:tab/>4</text:a></text:p>
          <text:p text:style-name="P33"><text:a xlink:type="simple" xlink:href="#__RefHeading__119_1179590493" text:style-name="Index_20_Link" text:visited-style-name="Index_20_Link">RN2 &lt;Domain Requirement Two...&gt;<text:tab/>4</text:a></text:p>
          <text:p text:style-name="P33"><text:a xlink:type="simple" xlink:href="#__RefHeading__121_1179590493" text:style-name="Index_20_Link" text:visited-style-name="Index_20_Link">RN3 …<text:tab/>4</text:a></text:p>
          <text:p text:style-name="P34"><text:a xlink:type="simple" xlink:href="#__RefHeading__61_1179590493" text:style-name="Index_20_Link" text:visited-style-name="Index_20_Link">4.Requirements traceability<text:tab/>4</text:a></text:p>
          <text:p text:style-name="P35"><text:a xlink:type="simple" xlink:href="#__RefHeading__123_1179590493" text:style-name="Index_20_Link" text:visited-style-name="Index_20_Link">4.1Functional vs. Non-Functional Requirements Traceability (RF x RNF)<text:tab/>5</text:a></text:p>
          <text:p text:style-name="P35"><text:a xlink:type="simple" xlink:href="#__RefHeading__125_1179590493" text:style-name="Index_20_Link" text:visited-style-name="Index_20_Link">4.2Functional vs. Domain Requirements Traceability (RF x RN)<text:tab/>5</text:a></text:p>
        </text:index-body>
      </text:table-of-content>
      <text:p text:style-name="Standard"/>
      <text:p text:style-name="P16"><text:title>Software Requirements Specification</text:title><text:span text:style-name="T2"> </text:span></text:p>
      <text:h text:style-name="Heading_20_1" text:outline-level="1"><text:bookmark-start text:name="__RefHeading__1_1179590493"/>Introduction<text:bookmark-end text:name="__RefHeading__1_1179590493"/></text:h>
      <text:p text:style-name="InfoBlue">[The introduction of the <text:span text:style-name="T3">Software Requirements Specification (SRS) </text:span>provides an overview of the entire <text:span text:style-name="T3">SRS</text:span>. It includes the purpose, scope, definitions, acronyms, abbreviations, references, and overview of the <text:span text:style-name="T3">SRS</text:span>.]</text:p>
      <text:p text:style-name="InfoBlue">[Note: The <text:span text:style-name="T3">SRS</text:span> document captures the complete software requirements for the system, or a portion of the system. <text:s/>Following is a typical <text:span text:style-name="T3">SRS</text:span> outline for a project using only traditional, natural-language style requirements—with <text:span text:style-name="T3">no use-case modeling. <text:s/></text:span>It captures all requirements in a single document, with applicable sections inserted from the Supplementary Specifications (which would no longer be needed). <text:s/>For a template of an <text:span text:style-name="T3">SRS</text:span> using use-case modeling, which consists of a package containing Use Cases of the use-case model and applicable Supplementary Specifications and other supporting information, see rup_srsuc.dot.]</text:p>
      <text:p text:style-name="InfoBlue">[Many different arrangements of an <text:span text:style-name="T3">SRS</text:span> are possible. <text:s/>Refer to [IEEE830-1998] for further elaboration of these explanations, as well as other options for <text:span text:style-name="T3">SRS</text:span> organization.]</text:p>
      <text:h text:style-name="Heading_20_2" text:outline-level="2"><text:bookmark-start text:name="__RefHeading__3_1179590493"/>Purpose<text:bookmark-end text:name="__RefHeading__3_1179590493"/></text:h>
      <text:p text:style-name="InfoBlue">[Specify the purpose of this <text:span text:style-name="T3">SRS</text:span>. The <text:span text:style-name="T3">SRS</text:span> fully describes the external behavior of the application or subsystem identified. It also describes nonfunctional requirements, design constraints, and other factors necessary to provide a complete and comprehensive description of the requirements for the software.]</text:p>
      <text:h text:style-name="Heading_20_2" text:outline-level="2"><text:bookmark-start text:name="__RefHeading__5_1179590493"/>Scope<text:bookmark-end text:name="__RefHeading__5_1179590493"/></text:h>
      <text:p text:style-name="InfoBlue">[A brief description of the software application that the <text:span text:style-name="T3">SRS</text:span> applies to, the feature or other subsystem grouping, what Use-Case model(s) it is associated with, and anything else that is affected or influenced by this document.]</text:p>
      <text:h text:style-name="Heading_20_2" text:outline-level="2"><text:bookmark-start text:name="__RefHeading__9_1179590493"/>References<text:bookmark-end text:name="__RefHeading__9_1179590493"/></text:h>
      <text:p text:style-name="InfoBlue">[This subsection provides a complete list of all documents referenced elsewhere in the <text:span text:style-name="T3">SRS</text:span>. <text:s/>Identify each document by title, report number if applicable, date, and publishing organization. <text:s/>Specify the sources from which the references can be obtained. This information may be provided by reference to an appendix or to another document.]</text:p>
      <text:h text:style-name="Heading_20_1" text:outline-level="1"><text:bookmark-start text:name="__RefHeading__13_1179590493"/>Overall Description<text:bookmark-end text:name="__RefHeading__13_1179590493"/></text:h>
      <text:p text:style-name="InfoBlue">[This section of the <text:span text:style-name="T3">SRS</text:span> describes the general factors that affect the product and its requirements. <text:s/>This section does not state specific requirements. <text:s/>Instead, it provides a background for those requirements, which are defined in detail in Section 3, and makes them easier to understand. Include such items as: product perspective; product functions; user characteristics; constraints; assumptions and dependencies; requirements subsets]</text:p>
      <text:h text:style-name="Heading_20_1" text:outline-level="1"><text:bookmark-start text:name="__RefHeading__15_1179590493"/>Specific Requirements <text:bookmark-end text:name="__RefHeading__15_1179590493"/></text:h>
      <text:p text:style-name="InfoBlue">[This section of the <text:span text:style-name="T3">SRS</text:span> contains all software requirements to a level of detail sufficient to enable designers to design a system to satisfy those requirements, and testers to test that the system satisfies those requirements. When using use-case modeling, these requirements are captured in the Use Cases and the <text:soft-page-break/>applicable supplementary specifications. <text:s/>If use-case modeling is not used, the outline for supplementary specifications may be inserted directly into this section, as shown below.]</text:p>
      <text:h text:style-name="Heading_20_2" text:outline-level="2"><text:bookmark-start text:name="__RefHeading__17_1179590493"/>Functional <text:span text:style-name="T4">requirements</text:span><text:bookmark-end text:name="__RefHeading__17_1179590493"/></text:h>
      <text:p text:style-name="InfoBlue">[This section describes the functional requirements of the system for those requirements that are expressed in the natural language style.]</text:p>
      <text:h text:style-name="P43" text:outline-level="3" text:is-list-header="true"><text:bookmark-start text:name="__RefHeading__19_1179590493"/><text:span text:style-name="T4">RF1<text:tab/>O sistema deve permitir simular uma conexão entre hosts</text:span><text:bookmark-end text:name="__RefHeading__19_1179590493"/></text:h>
      <text:p text:style-name="P9">Kind: [system; essencial; stable/instable]</text:p>
      <text:h text:style-name="P40" text:outline-level="3" text:is-list-header="true"><text:bookmark-start text:name="__RefHeading__105_1179590493"/>RF2<text:tab/><text:span text:style-name="T10">O sistema deve simular a camada física do modelo TCP/IP</text:span><text:bookmark-end text:name="__RefHeading__105_1179590493"/></text:h>
      <text:p text:style-name="P9">Kind: [user/system; essencial/ condicional/ opcional; stable/instable]</text:p>
      <text:h text:style-name="P43" text:outline-level="3" text:is-list-header="true"><text:bookmark-start text:name="__RefHeading__107_1179590493"/><text:span text:style-name="T4">RF3<text:tab/>O sistema deve simular a camada de enlaçe do modelo TCP/IP</text:span><text:bookmark-end text:name="__RefHeading__107_1179590493"/></text:h>
      <text:p text:style-name="P9">Kind: [user/system; essencial/ condicional/ opcional; stable/instable]</text:p>
      <text:h text:style-name="P45" text:outline-level="3" text:is-list-header="true"><text:span text:style-name="T4">RF4<text:tab/>O sistema deve permitir simular uma conexão entre hosts utilizando um switch ou hub</text:span></text:h>
      <text:p text:style-name="P36">Kind: [user/system; essencial/ condicional/ opcional; stable/instable]</text:p>
      <text:h text:style-name="P45" text:outline-level="3" text:is-list-header="true"><text:span text:style-name="T4">RF5<text:tab/> O sistema deve fazer a criação de equipamentos no diagrama</text:span></text:h>
      <text:p text:style-name="P36">Kind: [user/system; essencial/ condicional/ opcional; stable/instable]</text:p>
      <text:h text:style-name="P45" text:outline-level="3" text:is-list-header="true"><text:span text:style-name="T4">RF6<text:tab/> O sistema deve fazer a conexão dos equipametos criados</text:span></text:h>
      <text:p text:style-name="P36">Kind: [user/system; essencial/ condicional/ opcional; stable/instable]</text:p>
      <text:h text:style-name="P45" text:outline-level="3" text:is-list-header="true"><text:span text:style-name="T4">RF7<text:tab/>O sistema deve definir o endereço MAC dos equipamentos</text:span></text:h>
      <text:p text:style-name="P36">Kind: [user/system; essencial/ condicional/ opcional; stable/instable]</text:p>
      <text:h text:style-name="P45" text:outline-level="3" text:is-list-header="true"><text:span text:style-name="T4">RF8<text:tab/>O sistema deve definir o endereço IP dos equipamentos</text:span></text:h>
      <text:p text:style-name="P36">Kind: [user/system; essencial/ condicional/ opcional; stable/instable]</text:p>
      <text:h text:style-name="P45" text:outline-level="3" text:is-list-header="true"><text:span text:style-name="T4">RF9<text:tab/>O sistema deve desenhar o diagrama de rede na tela</text:span></text:h>
      <text:p text:style-name="P36">Kind: [user/system; essencial/ condicional/ opcional; stable/instable]</text:p>
      <text:h text:style-name="P45" text:outline-level="3" text:is-list-header="true"><text:span text:style-name="T4">RF10<text:tab/>O sistema deve simular a comunicação entre os equipamentos</text:span></text:h>
      <text:p text:style-name="P36">Kind: [user/system; essencial/ condicional/ opcional; stable/instable]</text:p>
      <text:h text:style-name="P45" text:outline-level="3" text:is-list-header="true"><text:span text:style-name="T4">RF11<text:tab/>O sistema deve gerar as tabelas MAC, ARP</text:span></text:h>
      <text:p text:style-name="P36">Kind: [user/system; essencial/ condicional/ opcional; stable/instable]</text:p>
      <text:p text:style-name="P11"/>
      <text:h text:style-name="P54" text:outline-level="2"><text:bookmark-start text:name="__RefHeading__21_1179590493"/>Non-Functional <text:span text:style-name="T8">R</text:span>equirement<text:bookmark-end text:name="__RefHeading__21_1179590493"/></text:h>
      <text:p text:style-name="P20">[This section includes all those <text:span text:style-name="T4">non-functional </text:span>requirements <text:span text:style-name="T4">(e.g. </text:span><text:bookmark text:name="result_box"/><text:span text:style-name="T5">reliability, robustness, performance, usability, verifiability, maintainability, reusability, portability, interoperability, </text:span><text:span text:style-name="T6">and/or </text:span><text:span text:style-name="T5">security</text:span><text:span text:style-name="T4">)]</text:span></text:p>
      <text:h text:style-name="P45" text:outline-level="3" text:is-list-header="true"><text:bookmark-start text:name="__RefHeading__109_1179590493"/><text:span text:style-name="T4">RNF1<text:tab/> O Sistema será implementado em C++</text:span><text:bookmark-end text:name="__RefHeading__109_1179590493"/></text:h>
      <text:p text:style-name="P9">Kind: [<text:span text:style-name="T5">reliability,/robustness/performance/usability...</text:span>]</text:p>
      <text:h text:style-name="P39" text:outline-level="3" text:is-list-header="true"><text:bookmark-start text:name="__RefHeading__111_1179590493"/>RNF2<text:tab/>&lt;Non-Functional Requirement Two...&gt;<text:bookmark-end text:name="__RefHeading__111_1179590493"/></text:h>
      <text:p text:style-name="P9">Kind: [<text:span text:style-name="T5">reliability,/robustness/performance/usability...</text:span>]</text:p>
      <text:h text:style-name="P41" text:outline-level="3" text:is-list-header="true"><text:bookmark-start text:name="__RefHeading__113_1179590493"/><text:soft-page-break/><text:span text:style-name="T4">RNF3<text:tab/></text:span>…<text:bookmark-end text:name="__RefHeading__113_1179590493"/></text:h>
      <text:p text:style-name="P9">Kind: [<text:span text:style-name="T5">reliability,/robustness/performance/usability...</text:span>]</text:p>
      <text:p text:style-name="P11"/>
      <text:h text:style-name="P51" text:outline-level="2"><text:bookmark-start text:name="__RefHeading__115_1179590493"/><text:bookmark text:name="result_box1"/>business rules (domain requirements)<text:bookmark-end text:name="__RefHeading__115_1179590493"/></text:h>
      <text:p text:style-name="P21">[This section includes all those <text:span text:style-name="T5">business rules (domain requirements)</text:span><text:span text:style-name="T4">]</text:span></text:p>
      <text:h text:style-name="P44" text:outline-level="3" text:is-list-header="true"><text:bookmark-start text:name="__RefHeading__117_1179590493"/><text:span text:style-name="T4">RN1<text:tab/></text:span>&lt;<text:span text:style-name="T8">D</text:span><text:span text:style-name="T5">omain </text:span><text:span text:style-name="T7">R</text:span><text:span text:style-name="T5">equirement</text:span> One...&gt;.<text:bookmark-end text:name="__RefHeading__117_1179590493"/></text:h>
      <text:p text:style-name="P10"><text:span text:style-name="T8">Note:</text:span> [<text:span text:style-name="T8">constraints; assumptions and dependencies;</text:span><text:span text:style-name="T5">...</text:span>]</text:p>
      <text:h text:style-name="P42" text:outline-level="3" text:is-list-header="true"><text:bookmark-start text:name="__RefHeading__119_1179590493"/><text:span text:style-name="T4">RN2<text:tab/>&lt;D</text:span><text:span text:style-name="T6">omain </text:span><text:span text:style-name="T7">R</text:span><text:span text:style-name="T6">equirement</text:span><text:span text:style-name="T4"> Two...&gt;</text:span><text:bookmark-end text:name="__RefHeading__119_1179590493"/></text:h>
      <text:p text:style-name="P10"><text:span text:style-name="T8">Note</text:span>: [<text:span text:style-name="T8">constraints; assumptions and dependencies;</text:span><text:span text:style-name="T5">..</text:span>]</text:p>
      <text:h text:style-name="P42" text:outline-level="3" text:is-list-header="true"><text:bookmark-start text:name="__RefHeading__121_1179590493"/><text:span text:style-name="T4">RN3<text:tab/></text:span>…<text:bookmark-end text:name="__RefHeading__121_1179590493"/></text:h>
      <text:p text:style-name="P12"><text:span text:style-name="T7">Note:</text:span><text:span text:style-name="T5"> [</text:span><text:span text:style-name="T7">constraints; assumptions and dependencies;</text:span><text:span text:style-name="T5">...]</text:span></text:p>
      <text:p text:style-name="P13"/>
      <text:h text:style-name="P50" text:outline-level="1"><text:bookmark-start text:name="__RefHeading__61_1179590493"/>Requirements traceability<text:bookmark-end text:name="__RefHeading__61_1179590493"/></text:h>
      <text:p text:style-name="P21">[This section <text:bookmark text:name="result_box3"/><text:span text:style-name="T5">present the traceability (assumptions and/</text:span><text:span text:style-name="T7">or</text:span><text:span text:style-name="T5"> dependencies) between </text:span><text:span text:style-name="T7">F</text:span><text:span text:style-name="T5">unctional </text:span><text:span text:style-name="T7">R</text:span><text:span text:style-name="T5">equirements and </text:span><text:span text:style-name="T7">N</text:span><text:span text:style-name="T5">on-</text:span><text:span text:style-name="T7">F</text:span><text:span text:style-name="T5">unctional </text:span><text:span text:style-name="T7">R</text:span><text:span text:style-name="T5">equirements as well as between </text:span><text:span text:style-name="T7">F</text:span><text:span text:style-name="T5">unctional </text:span><text:span text:style-name="T7">R</text:span><text:span text:style-name="T5">equirements and </text:span><text:span text:style-name="T7">B</text:span><text:span text:style-name="T5">usiness </text:span><text:span text:style-name="T7">Requirements</text:span><text:span text:style-name="T5">.</text:span></text:p>
      <text:p text:style-name="InfoBlue"><text:bookmark text:name="result_box4"/>It is not necessary to inform any additional text in this section, just fill both traceability tables<text:span text:style-name="T8">]</text:span></text:p>
      <text:p text:style-name="Text_20_body"/>
      <text:h text:style-name="P52" text:outline-level="2"><text:bookmark-start text:name="__RefHeading__123_1179590493"/>Functional vs. Non-Functional Requirements Traceability (RF x RNF)<text:bookmark-end text:name="__RefHeading__123_1179590493"/></text:h>
      <table:table table:name="Table4" table:style-name="Table4">
        <table:table-column table:style-name="Table4.A"/>
        <table:table-column table:style-name="Table4.B" table:number-columns-repeated="8"/>
        <table:table-row>
          <table:table-cell table:style-name="Table4.A1" table:number-rows-spanned="2" office:value-type="string">
            <text:p text:style-name="P31"><text:bookmark-start text:name="__RefHeading__166_1179590493"/>Functional <text:span text:style-name="T4">requirements</text:span><text:bookmark-end text:name="__RefHeading__166_1179590493"/></text:p>
          </table:table-cell>
          <table:table-cell table:style-name="Table4.B1" table:number-columns-spanned="8" office:value-type="string">
            <text:p text:style-name="P31"><text:bookmark-start text:name="__RefHeading__168_1179590493"/>Non-Functional Requirements<text:bookmark-end text:name="__RefHeading__168_1179590493"/></text:p>
          </table:table-cell>
          <table:covered-table-cell/>
          <table:covered-table-cell/>
          <table:covered-table-cell/>
          <table:covered-table-cell/>
          <table:covered-table-cell/>
          <table:covered-table-cell/>
          <table:covered-table-cell/>
        </table:table-row>
        <table:table-row>
          <table:covered-table-cell/>
          <table:table-cell table:style-name="Table4.B2" office:value-type="string">
            <text:p text:style-name="P23">RNF1</text:p>
          </table:table-cell>
          <table:table-cell table:style-name="Table4.B2" office:value-type="string">
            <text:p text:style-name="P23">RNF2</text:p>
          </table:table-cell>
          <table:table-cell table:style-name="Table4.B2" office:value-type="string">
            <text:p text:style-name="P25">...</text:p>
          </table:table-cell>
          <table:table-cell table:style-name="Table4.B2" office:value-type="string">
            <text:p text:style-name="P25"/>
          </table:table-cell>
          <table:table-cell table:style-name="Table4.B2" office:value-type="string">
            <text:p text:style-name="P25"/>
          </table:table-cell>
          <table:table-cell table:style-name="Table4.B2" office:value-type="string">
            <text:p text:style-name="P25"/>
          </table:table-cell>
          <table:table-cell table:style-name="Table4.B2" office:value-type="string">
            <text:p text:style-name="P25"/>
          </table:table-cell>
          <table:table-cell table:style-name="Table4.I2" office:value-type="string">
            <text:p text:style-name="P25"/>
          </table:table-cell>
        </table:table-row>
        <table:table-row>
          <table:table-cell table:style-name="Table4.B2" office:value-type="string">
            <text:p text:style-name="P23">RF1</text:p>
          </table:table-cell>
          <table:table-cell table:style-name="Table4.B3" office:value-type="string">
            <text:p text:style-name="P29">x</text:p>
          </table:table-cell>
          <table:table-cell table:style-name="Table4.C5" office:value-type="string">
            <text:p text:style-name="P27"/>
          </table:table-cell>
          <table:table-cell table:style-name="Table4.D3" office:value-type="string">
            <text:p text:style-name="P27"/>
          </table:table-cell>
          <table:table-cell table:style-name="Table4.E3" office:value-type="string">
            <text:p text:style-name="P27"/>
          </table:table-cell>
          <table:table-cell table:style-name="Table4.F3" office:value-type="string">
            <text:p text:style-name="P27"/>
          </table:table-cell>
          <table:table-cell table:style-name="Table4.G3" office:value-type="string">
            <text:p text:style-name="P27"/>
          </table:table-cell>
          <table:table-cell table:style-name="Table4.H3" office:value-type="string">
            <text:p text:style-name="P27"/>
          </table:table-cell>
          <table:table-cell table:style-name="Table4.I3" office:value-type="string">
            <text:p text:style-name="P27"/>
          </table:table-cell>
        </table:table-row>
        <table:table-row>
          <table:table-cell table:style-name="Table4.B2" office:value-type="string">
            <text:p text:style-name="P23">RF2</text:p>
          </table:table-cell>
          <table:table-cell table:style-name="Table4.B4" office:value-type="string">
            <text:p text:style-name="P27"/>
          </table:table-cell>
          <table:table-cell table:style-name="Table4.C5" office:value-type="string">
            <text:p text:style-name="P27"/>
          </table:table-cell>
          <table:table-cell table:style-name="Table4.D4" office:value-type="string">
            <text:p text:style-name="P27"/>
          </table:table-cell>
          <table:table-cell table:style-name="Table4.E4" office:value-type="string">
            <text:p text:style-name="P27"/>
          </table:table-cell>
          <table:table-cell table:style-name="Table4.F4" office:value-type="string">
            <text:p text:style-name="P27"/>
          </table:table-cell>
          <table:table-cell table:style-name="Table4.G4" office:value-type="string">
            <text:p text:style-name="P27"/>
          </table:table-cell>
          <table:table-cell table:style-name="Table4.H4" office:value-type="string">
            <text:p text:style-name="P27"/>
          </table:table-cell>
          <table:table-cell table:style-name="Table4.I4" office:value-type="string">
            <text:p text:style-name="P27"/>
          </table:table-cell>
        </table:table-row>
        <table:table-row>
          <table:table-cell table:style-name="Table4.B2" office:value-type="string">
            <text:p text:style-name="P23">RF3</text:p>
          </table:table-cell>
          <table:table-cell table:style-name="Table4.B5" office:value-type="string">
            <text:p text:style-name="P29">x</text:p>
          </table:table-cell>
          <table:table-cell table:style-name="Table4.C5" office:value-type="string">
            <text:p text:style-name="P27"/>
          </table:table-cell>
          <table:table-cell table:style-name="Table4.D5" office:value-type="string">
            <text:p text:style-name="P27"/>
          </table:table-cell>
          <table:table-cell table:style-name="Table4.E5" office:value-type="string">
            <text:p text:style-name="P27"/>
          </table:table-cell>
          <table:table-cell table:style-name="Table4.F5" office:value-type="string">
            <text:p text:style-name="P27"/>
          </table:table-cell>
          <table:table-cell table:style-name="Table4.G5" office:value-type="string">
            <text:p text:style-name="P27"/>
          </table:table-cell>
          <table:table-cell table:style-name="Table4.H5" office:value-type="string">
            <text:p text:style-name="P27"/>
          </table:table-cell>
          <table:table-cell table:style-name="Table4.I5" office:value-type="string">
            <text:p text:style-name="P27"/>
          </table:table-cell>
        </table:table-row>
        <table:table-row>
          <table:table-cell table:style-name="Table4.B2" office:value-type="string">
            <text:p text:style-name="P23">...</text:p>
          </table:table-cell>
          <table:table-cell table:style-name="Table4.B6" office:value-type="string">
            <text:p text:style-name="P27"/>
          </table:table-cell>
          <table:table-cell table:style-name="Table4.C6" office:value-type="string">
            <text:p text:style-name="P29">x</text:p>
          </table:table-cell>
          <table:table-cell table:style-name="Table4.D6" office:value-type="string">
            <text:p text:style-name="P29">x</text:p>
          </table:table-cell>
          <table:table-cell table:style-name="Table4.E6" office:value-type="string">
            <text:p text:style-name="P29"/>
          </table:table-cell>
          <table:table-cell table:style-name="Table4.F6" office:value-type="string">
            <text:p text:style-name="P29"/>
          </table:table-cell>
          <table:table-cell table:style-name="Table4.G6" office:value-type="string">
            <text:p text:style-name="P29"/>
          </table:table-cell>
          <table:table-cell table:style-name="Table4.H6" office:value-type="string">
            <text:p text:style-name="P29"/>
          </table:table-cell>
          <table:table-cell table:style-name="Table4.I6" office:value-type="string">
            <text:p text:style-name="P29"/>
          </table:table-cell>
        </table:table-row>
      </table:table>
      <text:p text:style-name="P22"/>
      <text:h text:style-name="P53" text:outline-level="2"><text:bookmark-start text:name="__RefHeading__125_1179590493"/>Functional vs. Domain Requirements Traceability (RF x RN)<text:bookmark-end text:name="__RefHeading__125_1179590493"/></text:h>
      <table:table table:name="Table5" table:style-name="Table5">
        <table:table-column table:style-name="Table5.A"/>
        <table:table-column table:style-name="Table5.B" table:number-columns-repeated="8"/>
        <table:table-row>
          <table:table-cell table:style-name="Table5.A1" table:number-rows-spanned="2" office:value-type="string">
            <text:p text:style-name="P31"><text:bookmark-start text:name="__RefHeading__170_1179590493"/>Functional <text:span text:style-name="T4">requirements</text:span><text:bookmark-end text:name="__RefHeading__170_1179590493"/></text:p>
          </table:table-cell>
          <table:table-cell table:style-name="Table5.B1" table:number-columns-spanned="8" office:value-type="string">
            <text:p text:style-name="P32"><text:bookmark-start text:name="__RefHeading__172_1179590493"/><text:span text:style-name="T9">Domain</text:span> Requirements<text:bookmark-end text:name="__RefHeading__172_1179590493"/></text:p>
          </table:table-cell>
          <table:covered-table-cell/>
          <table:covered-table-cell/>
          <table:covered-table-cell/>
          <table:covered-table-cell/>
          <table:covered-table-cell/>
          <table:covered-table-cell/>
          <table:covered-table-cell/>
        </table:table-row>
        <table:table-row>
          <table:covered-table-cell/>
          <table:table-cell table:style-name="Table5.B2" office:value-type="string">
            <text:p text:style-name="P24">RN1</text:p>
          </table:table-cell>
          <table:table-cell table:style-name="Table5.B2" office:value-type="string">
            <text:p text:style-name="P24">RN2</text:p>
          </table:table-cell>
          <table:table-cell table:style-name="Table5.B2" office:value-type="string">
            <text:p text:style-name="P26">...</text:p>
          </table:table-cell>
          <table:table-cell table:style-name="Table5.B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I2" office:value-type="string">
            <text:p text:style-name="P26"/>
          </table:table-cell>
        </table:table-row>
        <table:table-row>
          <table:table-cell table:style-name="Table5.B2" office:value-type="string">
            <text:p text:style-name="P24">RF1</text:p>
          </table:table-cell>
          <table:table-cell table:style-name="Table5.B3" office:value-type="string">
            <text:p text:style-name="P30">x</text:p>
          </table:table-cell>
          <table:table-cell table:style-name="Table5.C5" office:value-type="string">
            <text:p text:style-name="P28"/>
          </table:table-cell>
          <table:table-cell table:style-name="Table5.D3" office:value-type="string">
            <text:p text:style-name="P28"/>
          </table:table-cell>
          <table:table-cell table:style-name="Table5.E3" office:value-type="string">
            <text:p text:style-name="P28"/>
          </table:table-cell>
          <table:table-cell table:style-name="Table5.F3" office:value-type="string">
            <text:p text:style-name="P28"/>
          </table:table-cell>
          <table:table-cell table:style-name="Table5.G3" office:value-type="string">
            <text:p text:style-name="P28"/>
          </table:table-cell>
          <table:table-cell table:style-name="Table5.H3" office:value-type="string">
            <text:p text:style-name="P28"/>
          </table:table-cell>
          <table:table-cell table:style-name="Table5.I3" office:value-type="string">
            <text:p text:style-name="P28"/>
          </table:table-cell>
        </table:table-row>
        <table:table-row>
          <table:table-cell table:style-name="Table5.B2" office:value-type="string">
            <text:p text:style-name="P24">RF2</text:p>
          </table:table-cell>
          <table:table-cell table:style-name="Table5.B4" office:value-type="string">
            <text:p text:style-name="P28"/>
          </table:table-cell>
          <table:table-cell table:style-name="Table5.C5" office:value-type="string">
            <text:p text:style-name="P28"/>
          </table:table-cell>
          <table:table-cell table:style-name="Table5.D4" office:value-type="string">
            <text:p text:style-name="P28"/>
          </table:table-cell>
          <table:table-cell table:style-name="Table5.E4" office:value-type="string">
            <text:p text:style-name="P28"/>
          </table:table-cell>
          <table:table-cell table:style-name="Table5.F4" office:value-type="string">
            <text:p text:style-name="P28"/>
          </table:table-cell>
          <table:table-cell table:style-name="Table5.G4" office:value-type="string">
            <text:p text:style-name="P28"/>
          </table:table-cell>
          <table:table-cell table:style-name="Table5.H4" office:value-type="string">
            <text:p text:style-name="P28"/>
          </table:table-cell>
          <table:table-cell table:style-name="Table5.I4" office:value-type="string">
            <text:p text:style-name="P28"/>
          </table:table-cell>
        </table:table-row>
        <table:table-row>
          <table:table-cell table:style-name="Table5.B2" office:value-type="string">
            <text:p text:style-name="P24">RF3</text:p>
          </table:table-cell>
          <table:table-cell table:style-name="Table5.B5" office:value-type="string">
            <text:p text:style-name="P30">x</text:p>
          </table:table-cell>
          <table:table-cell table:style-name="Table5.C5" office:value-type="string">
            <text:p text:style-name="P28"/>
          </table:table-cell>
          <table:table-cell table:style-name="Table5.D5" office:value-type="string">
            <text:p text:style-name="P28"/>
          </table:table-cell>
          <table:table-cell table:style-name="Table5.E5" office:value-type="string">
            <text:p text:style-name="P28"/>
          </table:table-cell>
          <table:table-cell table:style-name="Table5.F5" office:value-type="string">
            <text:p text:style-name="P28"/>
          </table:table-cell>
          <table:table-cell table:style-name="Table5.G5" office:value-type="string">
            <text:p text:style-name="P28"/>
          </table:table-cell>
          <table:table-cell table:style-name="Table5.H5" office:value-type="string">
            <text:p text:style-name="P28"/>
          </table:table-cell>
          <table:table-cell table:style-name="Table5.I5" office:value-type="string">
            <text:p text:style-name="P28"/>
          </table:table-cell>
        </table:table-row>
        <table:table-row>
          <table:table-cell table:style-name="Table5.B2" office:value-type="string">
            <text:p text:style-name="P24">...</text:p>
          </table:table-cell>
          <table:table-cell table:style-name="Table5.B6" office:value-type="string">
            <text:p text:style-name="P28"/>
          </table:table-cell>
          <table:table-cell table:style-name="Table5.C6" office:value-type="string">
            <text:p text:style-name="P30">x</text:p>
          </table:table-cell>
          <table:table-cell table:style-name="Table5.D6" office:value-type="string">
            <text:p text:style-name="P30">x</text:p>
          </table:table-cell>
          <table:table-cell table:style-name="Table5.E6" office:value-type="string">
            <text:p text:style-name="P30"/>
          </table:table-cell>
          <table:table-cell table:style-name="Table5.F6" office:value-type="string">
            <text:p text:style-name="P30"/>
          </table:table-cell>
          <table:table-cell table:style-name="Table5.G6" office:value-type="string">
            <text:p text:style-name="P30"/>
          </table:table-cell>
          <table:table-cell table:style-name="Table5.H6" office:value-type="string">
            <text:p text:style-name="P30"/>
          </table:table-cell>
          <table:table-cell table:style-name="Table5.I6" office:value-type="string">
            <text:p text:style-name="P3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346cm" fo:margin-right="0cm" fo:margin-top="0.212cm" fo:margin-bottom="0.212cm" style: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style:num-prefix="RF" style:num-format="1">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36cm" fo:text-indent="-0.635cm" fo:margin-left="2.53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46cm" fo:text-indent="-0.635cm" fo:margin-left="6.34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56cm" fo:text-indent="-0.635cm" fo:margin-left="10.15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524cm" fo:text-indent="-0.318cm" fo:margin-left="4.52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7.064cm" fo:text-indent="-0.635cm" fo:margin-left="7.06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334cm" fo:text-indent="-0.318cm" fo:margin-left="8.334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604cm" fo:text-indent="-0.635cm" fo:margin-left="9.604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874cm" fo:text-indent="-0.635cm" fo:margin-left="10.874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144cm" fo:text-indent="-0.318cm" fo:margin-left="12.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36cm" fo:text-indent="-0.635cm" fo:margin-left="2.536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46cm" fo:text-indent="-0.635cm" fo:margin-left="6.346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56cm" fo:text-indent="-0.635cm" fo:margin-left="10.15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36cm" fo:text-indent="-0.635cm" fo:margin-left="2.536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46cm" fo:text-indent="-0.635cm" fo:margin-left="6.346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56cm" fo:text-indent="-0.635cm" fo:margin-left="10.15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36cm" fo:text-indent="-0.635cm" fo:margin-left="2.536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46cm" fo:text-indent="-0.635cm" fo:margin-left="6.346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56cm" fo:text-indent="-0.635cm" fo:margin-left="10.15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Heading" style:master-page-name="Standard">
      <style:paragraph-properties fo:text-align="end" style:justify-single-word="false" style:page-number="auto" fo:padding-left="0cm" fo:padding-right="0cm" fo:padding-top="0cm" fo:padding-bottom="0.035cm" fo:border-left="none" fo:border-right="none" fo:border-top="none" fo:border-bottom="0.74pt solid #000000"/>
      <style:text-properties style:font-name="Arial" fo:font-size="18pt" fo:font-weight="bold" officeooo:rsid="00096741" officeooo:paragraph-rsid="00096741"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6" style:family="paragraph" style:parent-style-name="Standard">
      <style:paragraph-properties fo:margin-left="0cm" fo:margin-right="0.635cm" fo:text-indent="0cm" style:auto-text-indent="false"/>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ext:p text:style-name="MP1"/>
        <text:p text:style-name="MP2"/>
        <text:p text:style-name="MP3">Simulador de Rede</text:p>
        <text:p text:style-name="MP4"/>
        <text:p text:style-name="Header"/>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lt;Project Name&gt;</text:subject></text:p>
            </table:table-cell>
            <table:table-cell table:style-name="Table3.B1" office:value-type="string">
              <text:p text:style-name="MP5"><text:s text:c="2"/>Version: <text:s text:c="10"/>&lt;1.0&gt;</text:p>
            </table:table-cell>
          </table:table-row>
          <table:table-row table:style-name="Table3.1">
            <table:table-cell table:style-name="Table3.A1" office:value-type="string">
              <text:p text:style-name="Standard"><text:title>Software Requirements Specification</text:title></text:p>
            </table:table-cell>
            <table:table-cell table:style-name="Table3.B1" office:value-type="string">
              <text:p text:style-name="Standard"><text:s text:c="2"/>Date: <text:s/>&lt;dd/mmm/yy&gt;</text:p>
            </table:table-cell>
          </table:table-row>
          <table:table-row table:style-name="Table3.1">
            <table:table-cell table:style-name="Table3.B1" table:number-columns-spanned="2" office:value-type="string">
              <text:p text:style-name="Standard">&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6">Confidential</text:p>
            </table:table-cell>
            <table:table-cell table:style-name="Table2.A1" office:value-type="string">
              <text:p text:style-name="MP7"><text:span text:style-name="MT1"></text:span><text:user-defined style:data-style-name="N0" text:name="Company"/>, <text:date style:data-style-name="N106" text:date-value="2014-03-28T22:08:49.959999932">2014</text:date></text:p>
            </table:table-cell>
            <table:table-cell table:style-name="Table2.A1" office:value-type="string">
              <text:p text:style-name="MP8">Page <text:span text:style-name="Page_20_Number"><text:page-number text:select-page="current">0</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creation-date>2014-03-28T21:36:46.083000000</meta:creation-date>
    <meta:editing-cycles>2</meta:editing-cycles>
    <meta:editing-duration>PT16M50S</meta:editing-duration>
    <meta:generator>LibreOffice/4.2.0.4$Windows_x86 LibreOffice_project/05dceb5d363845f2cf968344d7adab8dcfb2ba71</meta:generator>
    <dc:date>2014-03-28T22:08:49.736000000</dc:date>
    <meta:document-statistic meta:table-count="5" meta:image-count="0" meta:object-count="0" meta:page-count="5" meta:paragraph-count="130" meta:word-count="1081" meta:character-count="7889" meta:non-whitespace-character-count="6919"/>
  </office:meta>
</office:document-meta>
</file>